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13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14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5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16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17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18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9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20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21" style:family="paragraph" style:parent-style-name="Text_20_body">
      <style:paragraph-properties fo:text-align="start" style:justify-single-word="false"/>
      <style:text-properties officeooo:rsid="16be7978" officeooo:paragraph-rsid="16ce184b"/>
    </style:style>
    <style:style style:name="P22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23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24" style:family="paragraph" style:parent-style-name="Text_20_body">
      <style:text-properties officeooo:paragraph-rsid="16cfedf3"/>
    </style:style>
    <style:style style:name="P25" style:family="paragraph" style:parent-style-name="Text_20_body">
      <style:text-properties officeooo:rsid="3adb7245" officeooo:paragraph-rsid="16cfedf3"/>
    </style:style>
    <style:style style:name="P26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27" style:family="paragraph" style:parent-style-name="Text_20_body">
      <style:text-properties officeooo:rsid="3adb7245" officeooo:paragraph-rsid="16d19975"/>
    </style:style>
    <style:style style:name="P28" style:family="paragraph" style:parent-style-name="Text_20_body">
      <style:text-properties officeooo:rsid="3a6d95a0" officeooo:paragraph-rsid="16cfedf3"/>
    </style:style>
    <style:style style:name="P29" style:family="paragraph" style:parent-style-name="Text_20_body">
      <style:text-properties officeooo:rsid="3a6d95a0" officeooo:paragraph-rsid="16d19975"/>
    </style:style>
    <style:style style:name="P30" style:family="paragraph" style:parent-style-name="Text_20_body">
      <style:text-properties officeooo:rsid="3ada9da4" officeooo:paragraph-rsid="16cfedf3"/>
    </style:style>
    <style:style style:name="P31" style:family="paragraph" style:parent-style-name="Text_20_body">
      <style:text-properties officeooo:rsid="3ada9da4" officeooo:paragraph-rsid="16d19975"/>
    </style:style>
    <style:style style:name="P32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3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34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35" style:family="paragraph" style:parent-style-name="Text_20_body">
      <style:text-properties officeooo:rsid="16bcf6a6" officeooo:paragraph-rsid="16bcf6a6"/>
    </style:style>
    <style:style style:name="P36" style:family="paragraph" style:parent-style-name="Text_20_body">
      <style:text-properties officeooo:rsid="16d5a7f1" officeooo:paragraph-rsid="16d5a7f1"/>
    </style:style>
    <style:style style:name="P37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38" style:family="paragraph" style:parent-style-name="Text_20_body">
      <style:text-properties officeooo:rsid="16d9016f" officeooo:paragraph-rsid="16d9016f"/>
    </style:style>
    <style:style style:name="P39" style:family="paragraph" style:parent-style-name="Text_20_body">
      <style:text-properties officeooo:rsid="16daf3d3" officeooo:paragraph-rsid="16daf3d3"/>
    </style:style>
    <style:style style:name="P40" style:family="paragraph" style:parent-style-name="Text_20_body">
      <style:text-properties officeooo:rsid="16de0ef5" officeooo:paragraph-rsid="16de0ef5"/>
    </style:style>
    <style:style style:name="P41" style:family="paragraph" style:parent-style-name="Text_20_body">
      <style:text-properties officeooo:rsid="16de5be7" officeooo:paragraph-rsid="16de5be7"/>
    </style:style>
    <style:style style:name="P42" style:family="paragraph" style:parent-style-name="Text_20_body">
      <style:text-properties officeooo:rsid="16de5be7" officeooo:paragraph-rsid="16e0ee99"/>
    </style:style>
    <style:style style:name="P43" style:family="paragraph" style:parent-style-name="Text_20_body">
      <style:text-properties officeooo:rsid="16e0ee99" officeooo:paragraph-rsid="16e0ee99"/>
    </style:style>
    <style:style style:name="P4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45" style:family="paragraph" style:parent-style-name="Text_20_body">
      <style:text-properties officeooo:rsid="16e5540f" officeooo:paragraph-rsid="16e5540f"/>
    </style:style>
    <style:style style:name="P46" style:family="paragraph" style:parent-style-name="Text_20_body">
      <style:paragraph-properties fo:text-align="start" style:justify-single-word="false"/>
      <style:text-properties officeooo:rsid="16eccd50" officeooo:paragraph-rsid="16eccd50"/>
    </style:style>
    <style:style style:name="P47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48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49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0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51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52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53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54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55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56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57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58" style:family="paragraph" style:parent-style-name="Text_20_body" style:master-page-name="Standard">
      <style:paragraph-properties style:page-number="auto"/>
      <style:text-properties officeooo:paragraph-rsid="16cfedf3"/>
    </style:style>
    <style:style style:name="P59" style:family="paragraph" style:parent-style-name="Heading_20_1">
      <style:text-properties officeooo:paragraph-rsid="16ce184b"/>
    </style:style>
    <style:style style:name="P60" style:family="paragraph" style:parent-style-name="Heading_20_1">
      <style:text-properties officeooo:rsid="16bcf6a6" officeooo:paragraph-rsid="16bcf6a6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 officeooo:rsid="3b01cb12"/>
    </style:style>
    <style:style style:name="T12" style:family="text">
      <style:text-properties fo:language="cs" fo:country="CZ" officeooo:rsid="3adf0340"/>
    </style:style>
    <style:style style:name="T13" style:family="text">
      <style:text-properties fo:language="cs" fo:country="CZ" officeooo:rsid="16d16506"/>
    </style:style>
    <style:style style:name="T14" style:family="text">
      <style:text-properties officeooo:rsid="3a70e331"/>
    </style:style>
    <style:style style:name="T15" style:family="text">
      <style:text-properties officeooo:rsid="3adcbf72"/>
    </style:style>
    <style:style style:name="T16" style:family="text">
      <style:text-properties officeooo:rsid="3add670d"/>
    </style:style>
    <style:style style:name="T17" style:family="text">
      <style:text-properties officeooo:rsid="3adef726"/>
    </style:style>
    <style:style style:name="T18" style:family="text">
      <style:text-properties officeooo:rsid="3adffe37"/>
    </style:style>
    <style:style style:name="T19" style:family="text">
      <style:text-properties officeooo:rsid="16d19975"/>
    </style:style>
    <style:style style:name="T20" style:family="text">
      <style:text-properties officeooo:rsid="16d20f59"/>
    </style:style>
    <style:style style:name="T21" style:family="text">
      <style:text-properties officeooo:rsid="16d3545f"/>
    </style:style>
    <style:style style:name="T22" style:family="text">
      <style:text-properties officeooo:rsid="16d4f7a0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24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24"/>
      <text:p text:style-name="P40">TODO: <text:span text:style-name="T25">Era Solren </text:span>(otevírací formule magické truhly v Opuštěné pevnosti) (věčnost cosi): <text:span text:style-name="T37">Patach tevah (truhlo, otevři se!)</text:span></text:p>
      <text:p text:style-name="P24"/>
      <text:p text:style-name="P28">TODO (kouzlené formule):</text:p>
      <text:p text:style-name="P28">Ohnivá <text:span text:style-name="T14">střela</text:span>: <text:span text:style-name="T15">Eš (oheň) týl (střela)</text:span></text:p>
      <text:p text:style-name="P30">Kulový blesk: <text:span text:style-name="T15">Nešef (koule) bárak</text:span></text:p>
      <text:p text:style-name="P30">Pomalý pád: <text:span text:style-name="T16">Itij (pomalý) mapal (pád)</text:span></text:p>
      <text:p text:style-name="P30">Přenos myšlenek: <text:span text:style-name="T17">Hávarah (transfer) chašav (thought)</text:span></text:p>
      <text:p text:style-name="P30">Světlo: <text:span text:style-name="T12">Šachar (light) /</text:span><text:span text:style-name="T13">* to se bude plést se šachor, sakryš */</text:span></text:p>
      <text:p text:style-name="P30">Uzdrav zranění: <text:span text:style-name="T18">Hivrij (heal, cure) petza (wound) </text:span></text:p>
      <text:p text:style-name="P25">Výboj (to je nejspíš černý blesk, ale whatever): <text:span text:style-name="T18">Šichrur</text:span></text:p>
      <text:p text:style-name="P25">Vzplanutí: <text:span text:style-name="T11">Kvidžah</text:span></text:p>
      <text:h text:style-name="P59" text:outline-level="1">Slovník</text:h>
      <text:p text:style-name="P15">Blesk – <text:span text:style-name="T19">Bárak</text:span></text:p>
      <text:p text:style-name="P17">Dech – <text:span text:style-name="T36">Nišima</text:span></text:p>
      <text:p text:style-name="P52">Duše - Ne<text:span text:style-name="T38">f</text:span>e<text:span text:style-name="T38">š</text:span></text:p>
      <text:p text:style-name="P23"><text:span text:style-name="T19">Věčnost</text:span> – <text:span text:style-name="T35">Olam</text:span></text:p>
      <text:p text:style-name="P8">Hojit, <text:span text:style-name="T36">Léčit</text:span> – <text:span text:style-name="T36">Efel</text:span></text:p>
      <text:p text:style-name="P51">Huňáč – </text:p>
      <text:p text:style-name="P52">Jasný – Zoher</text:p>
      <text:p text:style-name="P5">Jed – <text:span text:style-name="T34">Eres</text:span></text:p>
      <text:p text:style-name="P16">Koule – <text:span text:style-name="T15">Nešef</text:span></text:p>
      <text:p text:style-name="P37">Král – Melech</text:p>
      <text:p text:style-name="P17">Lektvar – <text:span text:style-name="T24">Miškal</text:span></text:p>
      <text:p text:style-name="P56">Léčit, <text:span text:style-name="T36">Hojit</text:span> – Efel</text:p>
      <text:p text:style-name="P57">Mistr – Adon</text:p>
      <text:p text:style-name="P13">Myšlenka – <text:span text:style-name="T20">Chašav</text:span></text:p>
      <text:p text:style-name="P21">Nechť – </text:p>
      <text:p text:style-name="P20">Očarování – <text:span text:style-name="T33">Kesem</text:span></text:p>
      <text:p text:style-name="P14">Oheň – <text:span text:style-name="T19">Eš</text:span></text:p>
      <text:p text:style-name="P18">Ochrana – <text:span text:style-name="T32">Haganah</text:span></text:p>
      <text:p text:style-name="P48">Otevřít – Patach</text:p>
      <text:p text:style-name="P44"><text:soft-page-break/>Paže – Zroa</text:p>
      <text:p text:style-name="P33">Pád – Mapal</text:p>
      <text:p text:style-name="P54">Pes - Naval</text:p>
      <text:p text:style-name="P10">Pomalý – <text:span text:style-name="T20">Itij</text:span></text:p>
      <text:p text:style-name="P13">Přenos – <text:s/><text:span text:style-name="T17">Hávarah</text:span></text:p>
      <text:p text:style-name="P11">Regenerace – <text:span text:style-name="T31">Hitchatšud</text:span></text:p>
      <text:p text:style-name="P8">Rituál – <text:span text:style-name="T30">Tikis</text:span></text:p>
      <text:p text:style-name="P18">Ru<text:span text:style-name="T3">ka</text:span> – <text:span text:style-name="T28">Jad</text:span></text:p>
      <text:p text:style-name="P18">Rukavice – <text:span text:style-name="T29">Kfafa</text:span></text:p>
      <text:p text:style-name="P9">Řád – <text:span text:style-name="T23">Mištar</text:span></text:p>
      <text:p text:style-name="P49">Silný – Chazak</text:p>
      <text:p text:style-name="P55">Sluha - Mešaret</text:p>
      <text:p text:style-name="P50">Sochař - Pasal</text:p>
      <text:p text:style-name="P22"><text:span text:style-name="T8">S</text:span>oustředit – </text:p>
      <text:p text:style-name="P53">Srst – </text:p>
      <text:p text:style-name="P54">Strážce – Haganah</text:p>
      <text:p text:style-name="P14">Stvořit – <text:span text:style-name="T22">Licó</text:span></text:p>
      <text:p text:style-name="P32">Střela – Týl</text:p>
      <text:p text:style-name="P12">Světlo – <text:span text:style-name="T20">Ór</text:span></text:p>
      <text:p text:style-name="P47">Tento, tyto – <text:span text:style-name="T21">Hazat</text:span></text:p>
      <text:p text:style-name="P48">Truhla – Tevah</text:p>
      <text:p text:style-name="P54"><text:soft-page-break/>Věrný - Medujak</text:p>
      <text:p text:style-name="P46">Zranění – peca</text:p>
      <text:h text:style-name="Heading_20_1" text:outline-level="1">Formule</text:h>
      <text:p text:style-name="P29">Ohnivá <text:span text:style-name="T14">střela – Eš (oheň) týl (střela)</text:span></text:p>
      <text:p text:style-name="P31">Kulový blesk – <text:span text:style-name="T15">Nešef (koule) bárak</text:span></text:p>
      <text:p text:style-name="P31">Pomalý pád: <text:span text:style-name="T16">Itij (pomalý) mapal (pád)</text:span></text:p>
      <text:p text:style-name="P31">Přenos myšlenek: <text:span text:style-name="T17">Hávarah (transfer) chašav (thought)</text:span></text:p>
      <text:p text:style-name="P31">Světlo: <text:span text:style-name="T20">Ór</text:span><text:span text:style-name="T12"> (light)</text:span></text:p>
      <text:p text:style-name="P31">Uzdrav zranění: <text:span text:style-name="T33">Efel (heal) peca (wound) </text:span></text:p>
      <text:p text:style-name="P27">Výboj (to je nejspíš černý blesk, ale whatever): <text:span text:style-name="T18">Šichrur</text:span></text:p>
      <text:p text:style-name="P26">Vzplanutí: <text:span text:style-name="T10">Kvijah </text:span><text:span text:style-name="T11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34">Lektvar regenerace – Visidiría brahen</text:p>
      <text:p text:style-name="P19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60" text:outline-level="1">Očarování</text:h>
      <text:p text:style-name="P35">Nechť tyto rukavice soustředí sílu blesku – <text:span text:style-name="T7">Ade bal belen tlana penen svůš</text:span></text:p>
      <text:h text:style-name="Heading_20_1" text:outline-level="1">Města</text:h>
      <text:p text:style-name="P36">Mištar (Řád) – hlavní město elfských říší <text:span text:style-name="T26">(původně Alondar)</text:span>.</text:p>
      <text:h text:style-name="Heading_20_1" text:outline-level="1">Elfská jména</text:h>
      <text:p text:style-name="P45">Chazak Zroa (silná paže)</text:p>
      <text:p text:style-name="P38"/>
      <text:p text:style-name="P38">Glandir (šlechtic, pán pohraniční tvrze)</text:p>
      <text:p text:style-name="P38">Ardanus (mistr duševní magie, později velmistr laboratoře)</text:p>
      <text:p text:style-name="P39">Ankert (mistr sochař)</text:p>
      <text:p text:style-name="P38">Vilinar (velitel vojsk krále Arkadara)</text:p>
      <text:p text:style-name="P38">Arkadar (král)</text:p>
      <text:p text:style-name="P40">Baholar (velmistr sochařského kolegia)</text:p>
      <text:p text:style-name="P41">Tianas (vůdc výpravy elfů do Opuštěné pevnosti) <text:span text:style-name="T27">(to asi může zůstat, nemusí mít staroeflské jméno)</text:span></text:p>
      <text:p text:style-name="P42">Leandor <text:span text:style-name="T27">(to asi může zůstat, nemusí mít staroeflské jméno)</text:span></text:p>
      <text:p text:style-name="P4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02T12:12:41.407000000</dc:date>
    <meta:print-date>2113-01-01T00:00:00</meta:print-date>
    <meta:editing-cycles>10808</meta:editing-cycles>
    <meta:editing-duration>P32DT6H30M32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9" meta:paragraph-count="95" meta:word-count="356" meta:character-count="2539" meta:non-whitespace-character-count="2207"/>
  </office:meta>
</office:document-meta>
</file>